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99pt groove #000000" fo:wrap-option="wrap" fo:border-left="0.99pt groove #000000" fo:border-right="none" fo:border-top="0.99pt groove #000000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99pt groove #000000" fo:wrap-option="wrap" fo:border-left="none" fo:border-right="none" fo:border-top="0.99pt groove #000000"/>
    </style:style>
    <style:style style:name="ce6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0.99pt groove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fo:border-bottom="0.99pt groove #000000" fo:wrap-option="wrap" fo:border-left="none" fo:border-right="0.99pt groove #000000" fo:border-top="0.99pt groove #000000"/>
    </style:style>
    <style:style style:name="ce9" style:family="table-cell" style:parent-style-name="Default">
      <style:table-cell-properties fo:border-bottom="0.99pt groove #000000" style:text-align-source="fix" style:repeat-content="false" fo:wrap-option="wrap" fo:border-left="none" fo:border-right="0.99pt groove #000000" fo:border-top="0.99pt groove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8" table:default-cell-style-name="ce2"/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Replace tabs with double spaces</text:p>
          </table:table-cell>
          <table:table-cell table:style-name="ce5" office:value-type="string" calcext:value-type="string">
            <text:p>Fix indentation</text:p>
          </table:table-cell>
          <table:table-cell table:style-name="ce5" office:value-type="string" calcext:value-type="string">
            <text:p>Line breaks for logical, distinc sections (ie each block of code that does a distinct thing)</text:p>
          </table:table-cell>
          <table:table-cell table:style-name="ce5" office:value-type="string" calcext:value-type="string">
            <text:p>Comments for each aforementioned section</text:p>
          </table:table-cell>
          <table:table-cell table:style-name="ce5" office:value-type="string" calcext:value-type="string">
            <text:p>Rearrange order of functions/css class defs logically</text:p>
          </table:table-cell>
          <table:table-cell table:style-name="ce5" office:value-type="string" calcext:value-type="string">
            <text:p>Replace all class components w/ functional</text:p>
          </table:table-cell>
          <table:table-cell table:style-name="ce5" office:value-type="string" calcext:value-type="string">
            <text:p>Fix jsx newlines/indentation</text:p>
          </table:table-cell>
          <table:table-cell table:style-name="ce5" office:value-type="string" calcext:value-type="string">
            <text:p>Comment jsx where appropriate</text:p>
          </table:table-cell>
          <table:table-cell table:style-name="ce5" office:value-type="string" calcext:value-type="string">
            <text:p>Consistent spacing in assignment/comparision expressions</text:p>
          </table:table-cell>
          <table:table-cell table:style-name="ce8" office:value-type="string" calcext:value-type="string">
            <text:p>Consistent import structure/arrangement in JS files</text:p>
          </table:table-cell>
          <table:table-cell table:style-name="ce1" table:number-columns-repeated="52"/>
        </table:table-row>
        <table:table-row table:style-name="ro2">
          <table:table-cell table:style-name="ce3" office:value-type="string" calcext:value-type="string">
            <text:p>App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app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Home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 office:value-type="string" calcext:value-type="string">
            <text:p>x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home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Wallet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allet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Banner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banner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Buttons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buttons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Widgets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idgets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Deposit.js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number-columns-repeated="5" table:style-name="ce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deposit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Enter_Phrase_pag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3">
          <table:table-cell table:style-name="ce3" office:value-type="string" calcext:value-type="string">
            <text:p>Sync_Wallet_pag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elcom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Backup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ithdraw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 table:number-rows-repeated="1048555">
          <table:table-cell table:number-columns-repeated="63"/>
        </table:table-row>
        <table:table-row table:style-name="ro2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9:44:48.898762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1:29:45.566900326</meta:creation-date>
    <dc:date>2021-01-16T19:52:46.632075417</dc:date>
    <meta:editing-duration>PT25M56S</meta:editing-duration>
    <meta:editing-cycles>5</meta:editing-cycles>
    <meta:generator>LibreOffice/6.4.6.2$Linux_X86_64 LibreOffice_project/40$Build-2</meta:generator>
    <meta:document-statistic meta:table-count="1" meta:cell-count="90" meta:object-count="0"/>
  </office:meta>
</office:document-meta>
</file>